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ffff" loext:opacity="100%" fo:background-color="#000000"/>
    </style:style>
    <style:style style:name="P2" style:family="paragraph" style:parent-style-name="Standard">
      <style:text-properties fo:color="#000000" loext:opacity="100%" officeooo:rsid="0017dd02" officeooo:paragraph-rsid="0017dd02" fo:background-color="#ffffff"/>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bbe33d" loext:char-shading-value="0"/>
    </style:style>
    <style:style style:name="T4" style:family="text">
      <style:text-properties fo:background-color="#bbe33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ting an RPG game in Python using Pygame involves several steps, including setting up the game window, handling player input, and implementing game mechanics. Below is a step-by-step guide to get you started with the basics of an RPG game.<text:line-break/><text:span text:style-name="T4"><text:line-break/>### Step 1: Install Pygame<text:line-break/><text:line-break/>First, you need to install Pygame. You can do this using pip:<text:line-break/><text:line-break/>```sh<text:line-break/>pip install pygame<text:line-break/>```</text:span><text:line-break/><text:line-break/>### Step 2: Set Up the Game Window<text:line-break/><text:line-break/>Create a new Python file (e.g., `rpg_game.py`) and start by importing the Pygame library and initializing it. Then, set up the game window.<text:line-break/><text:line-break/><text:span text:style-name="T2">```python<text:line-break/>import pygame<text:line-break/>import sys<text:line-break/><text:line-break/># Initialize Pygame<text:line-break/>pygame.init()<text:line-break/><text:line-break/># Screen dimensions<text:line-break/>SCREEN_WIDTH = 800<text:line-break/>SCREEN_HEIGHT = 600<text:line-break/><text:line-break/># Set up the game window<text:line-break/>screen = pygame.display.set_mode((SCREEN_WIDTH, SCREEN_HEIGHT))<text:line-break/>pygame.display.set_caption("RPG Game")<text:line-break/><text:line-break/># Main game loop<text:line-break/>running = True<text:line-break/>while running:<text:line-break/> <text:s text:c="3"/>for event in pygame.event.get():<text:line-break/> <text:s text:c="7"/>if event.type == pygame.QUIT:<text:line-break/> <text:s text:c="11"/>running = False<text:line-break/> <text:s text:c="3"/><text:line-break/> <text:s text:c="3"/># Fill the screen with a color (RGB)<text:line-break/> <text:s text:c="3"/>screen.fill((0, 0, 0))<text:line-break/><text:line-break/> <text:s text:c="3"/># Update the display<text:line-break/> <text:s text:c="3"/>pygame.display.flip()<text:line-break/><text:line-break/># Quit Pygame<text:line-break/>pygame.quit()<text:line-break/>sys.exit()</text:span><text:line-break/>```<text:line-break/><text:soft-page-break/><text:line-break/>### Step 3: Create a Player Character<text:line-break/><text:line-break/>Next, create a simple player character that can move around. Start by defining a `Player` class.<text:line-break/><text:line-break/>``<text:span text:style-name="T2">`python<text:line-break/># Player class<text:line-break/>class Player(pygame.sprite.Sprite):<text:line-break/> <text:s text:c="3"/>def __init__(self):<text:line-break/> <text:s text:c="7"/>super().__init__()<text:line-break/> <text:s text:c="7"/>self.image = pygame.Surface((50, 50))<text:line-break/> <text:s text:c="7"/>self.image.fill((0, 128, 255))<text:line-break/> <text:s text:c="7"/>self.rect = self.image.get_rect()<text:line-break/> <text:s text:c="7"/>self.rect.center = (SCREEN_WIDTH // 2, SCREEN_HEIGHT // 2)<text:line-break/> <text:s text:c="7"/>self.speed = 5<text:line-break/><text:line-break/> <text:s text:c="3"/>def update(self, keys):<text:line-break/> <text:s text:c="7"/>if keys[pygame.K_LEFT]:<text:line-break/> <text:s text:c="11"/>self.rect.x -= self.speed<text:line-break/> <text:s text:c="7"/>if keys[pygame.K_RIGHT]:<text:line-break/> <text:s text:c="11"/>self.rect.x += self.speed<text:line-break/> <text:s text:c="7"/>if keys[pygame.K_UP]:<text:line-break/> <text:s text:c="11"/>self.rect.y -= self.speed<text:line-break/> <text:s text:c="7"/>if keys[pygame.K_DOWN]:<text:line-break/> <text:s text:c="11"/>self.rect.y += self.speed<text:line-break/><text:line-break/># Create player instance<text:line-break/>player = Player()<text:line-break/><text:line-break/># Create a sprite group and add the player<text:line-break/>all_sprites = pygame.sprite.Group()<text:line-break/>all_sprites.add(player)</text:span><text:line-break/>```<text:line-break/><text:line-break/>### Step 4: Handle Player Input<text:line-break/><text:line-break/>Modify the main game loop to handle player input and update the player's position.<text:line-break/><text:line-break/>```<text:span text:style-name="T2">python<text:line-break/># Main game loop<text:line-break/>running = True<text:line-break/>while running:<text:line-break/> <text:s text:c="3"/>for event in pygame.event.get():<text:line-break/> <text:s text:c="7"/>if event.type == pygame.QUIT:<text:line-break/> <text:s text:c="11"/>running = False<text:line-break/><text:line-break/> <text:s text:c="3"/># Get all pressed keys<text:line-break/> <text:s text:c="3"/>keys = pygame.key.get_pressed()<text:line-break/><text:line-break/></text:span><text:soft-page-break/><text:span text:style-name="T2"> <text:s text:c="3"/># Update the player<text:line-break/> <text:s text:c="3"/>all_sprites.update(keys)<text:line-break/><text:line-break/> <text:s text:c="3"/># Fill the screen with a color (RGB)<text:line-break/> <text:s text:c="3"/>screen.fill((0, 0, 0))<text:line-break/><text:line-break/> <text:s text:c="3"/># Draw all sprites<text:line-break/> <text:s text:c="3"/>all_sprites.draw(screen)<text:line-break/><text:line-break/> <text:s text:c="3"/># Update the display<text:line-break/> <text:s text:c="3"/>pygame.display.flip()<text:line-break/><text:line-break/># Quit Pygame<text:line-break/>pygame.quit()<text:line-break/>sys.exit()</text:span><text:line-break/>```<text:line-break/><text:line-break/>### Step 5: Add a Basic Game Loop Structure<text:line-break/><text:line-break/>You can expand the basic game loop to include more features like handling collisions, interacting with objects, and displaying a HUD. Here’s a simple structure for a more complex game loop:<text:line-break/><text:line-break/>```<text:span text:style-name="T2">python<text:line-break/>def main():<text:line-break/> <text:s text:c="3"/># Initialize Pygame and create the window<text:line-break/> <text:s text:c="3"/>pygame.init()<text:line-break/> <text:s text:c="3"/>screen = pygame.display.set_mode((SCREEN_WIDTH, SCREEN_HEIGHT))<text:line-break/> <text:s text:c="3"/>pygame.display.set_caption("RPG Game")<text:line-break/><text:line-break/> <text:s text:c="3"/># Create player instance<text:line-break/> <text:s text:c="3"/>player = Player()<text:line-break/> <text:s text:c="3"/>all_sprites = pygame.sprite.Group()<text:line-break/> <text:s text:c="3"/>all_sprites.add(player)<text:line-break/><text:line-break/> <text:s text:c="3"/># Main game loop<text:line-break/> <text:s text:c="3"/>running = True<text:line-break/> <text:s text:c="3"/>while running:<text:line-break/> <text:s text:c="7"/>for event in pygame.event.get():<text:line-break/> <text:s text:c="11"/>if event.type == pygame.QUIT:<text:line-break/> <text:s text:c="15"/>running = False<text:line-break/><text:line-break/> <text:s text:c="7"/># Get all pressed keys<text:line-break/> <text:s text:c="7"/>keys = pygame.key.get_pressed()<text:line-break/><text:line-break/> <text:s text:c="7"/># Update the player and other game objects<text:line-break/> <text:s text:c="7"/>all_sprites.update(keys)<text:line-break/><text:line-break/> <text:s text:c="7"/># Fill the screen with a color (RGB)<text:line-break/> <text:s text:c="7"/>screen.fill((0, 0, 0))<text:line-break/></text:span><text:soft-page-break/><text:span text:style-name="T2"><text:line-break/> <text:s text:c="7"/># Draw all sprites<text:line-break/> <text:s text:c="7"/>all_sprites.draw(screen)<text:line-break/><text:line-break/> <text:s text:c="7"/># Update the display<text:line-break/> <text:s text:c="7"/>pygame.display.flip()<text:line-break/><text:line-break/> <text:s text:c="3"/># Quit Pygame<text:line-break/> <text:s text:c="3"/>pygame.quit()<text:line-break/> <text:s text:c="3"/>sys.exit()<text:line-break/><text:line-break/>if __name__ == "__main__":<text:line-break/> <text:s text:c="3"/>main()</text:span><text:line-break/>```<text:line-break/><text:line-break/>### Step 6: Expand the Game<text:line-break/><text:line-break/>With this basic structure in place, you can start expanding your game by adding more features such as:<text:line-break/>- Different types of characters and enemies<text:line-break/>- Various game environments and levels<text:line-break/>- Combat mechanics<text:line-break/>- Inventory and item management<text:line-break/>- Save/load functionality<text:line-break/><text:line-break/>Each of these features will require additional classes and logic. For instance, to handle enemies, you might create an `Enemy` class similar to the `Player` class. To manage different game states (e.g., main menu, pause, game over), you can implement a state machine.<text:line-break/><text:line-break/>Here’s a brief example of adding an `Enemy` class:<text:line-break/><text:line-break/>``<text:span text:style-name="T2">`python<text:line-break/>class Enemy(pygame.sprite.Sprite):<text:line-break/> <text:s text:c="3"/>def __init__(self, x, y):<text:line-break/> <text:s text:c="7"/>super().__init__()<text:line-break/> <text:s text:c="7"/>self.image = pygame.Surface((50, 50))<text:line-break/> <text:s text:c="7"/>self.image.fill((255, 0, 0))<text:line-break/> <text:s text:c="7"/>self.rect = self.image.get_rect()<text:line-break/> <text:s text:c="7"/>self.rect.center = (x, y)<text:line-break/><text:line-break/># Create enemy instances<text:line-break/>enemy1 = Enemy(100, 100)<text:line-break/>enemy2 = Enemy(700, 500)<text:line-break/><text:line-break/># Add enemies to the sprite group<text:line-break/>all_sprites.add(enemy1, enemy2)<text:line-break/>```</text:span><text:line-break/><text:line-break/>### Conclusion<text:line-break/><text:line-break/><text:soft-page-break/>This guide provides the basic structure for creating an RPG game using Pygame. From here, you can add more game mechanics and polish the game to make it more complex and enjoyable. Pygame's documentation and community resources are valuable tools as you expand your game's features.</text:p>
      <text:p text:style-name="Standard"/>
      <text:p text:style-name="P1"/>
      <text:p text:style-name="P1">rpg_game/<text:line-break/>├── assets/<text:line-break/>│ <text:s text:c="2"/>├── images/<text:line-break/>│ <text:s text:c="2"/>│ <text:s text:c="2"/>├── player/<text:line-break/>│ <text:s text:c="2"/>│ <text:s text:c="2"/>│ <text:s text:c="2"/>├── player_idle.png<text:line-break/>│ <text:s text:c="2"/>│ <text:s text:c="2"/>│ <text:s text:c="2"/>├── player_run.png<text:line-break/>│ <text:s text:c="2"/>│ <text:s text:c="2"/>└── enemies/<text:line-break/>│ <text:s text:c="2"/>│ <text:s text:c="6"/>├── enemy1.png<text:line-break/>│ <text:s text:c="2"/>│ <text:s text:c="6"/>├── enemy2.png<text:line-break/>│ <text:s text:c="2"/>│ <text:s text:c="2"/>└── items/<text:line-break/>│ <text:s text:c="2"/>│ <text:s text:c="6"/>├── potion.png<text:line-break/>│ <text:s text:c="2"/>│ <text:s text:c="6"/>├── sword.png<text:line-break/>│ <text:s text:c="2"/>├── sounds/<text:line-break/>│ <text:s text:c="2"/>│ <text:s text:c="2"/>├── background_music.mp3<text:line-break/>│ <text:s text:c="2"/>│ <text:s text:c="2"/>├── attack.wav<text:line-break/>│ <text:s text:c="2"/>│ <text:s text:c="2"/>├── hit.wav<text:line-break/>│ <text:s text:c="2"/>└── fonts/<text:line-break/>│ <text:s text:c="6"/>├── game_font.ttf<text:line-break/>├── maps/<text:line-break/>│ <text:s text:c="2"/>├── map1.txt<text:line-break/>│ <text:s text:c="2"/>├── map2.txt<text:line-break/>├── src/<text:line-break/>│ <text:s text:c="2"/>├── __init__.py<text:line-break/>│ <text:s text:c="2"/>├── main.py<text:line-break/>│ <text:s text:c="2"/>├── settings.py<text:line-break/>│ <text:s text:c="2"/>├── game.py<text:line-break/>│ <text:s text:c="2"/>├── player.py<text:line-break/>│ <text:s text:c="2"/>├── enemy.py<text:line-break/>│ <text:s text:c="2"/>├── items.py<text:line-break/>│ <text:s text:c="2"/>├── npc.py<text:line-break/>│ <text:s text:c="2"/>├── map.py<text:line-break/>│ <text:s text:c="2"/>├── ui.py<text:line-break/>│ <text:s text:c="2"/>├── utils.py<text:line-break/>├── README.md<text:line-break/>├── requirements.txt<text:line-break/>└── LICENSE<text:line-break/></text:p>
      <text:p text:style-name="P2"/>
      <text:p text:style-name="P2"/>
      <text:p text:style-name="P2"/>
      <text:p text:style-name="P2">Sure, I'll add comments to the code to explain what each line does.<text:line-break/><text:line-break/>### `main.py`<text:line-break/><text:line-break/><text:soft-page-break/>```<text:span text:style-name="T1">python<text:line-break/>import pygame<text:line-break/>from settings import * <text:s/># Import settings such as screen dimensions, FPS, etc.<text:line-break/>from game import Game <text:s/># Import the Game class<text:line-break/><text:line-break/>def main():<text:line-break/> <text:s text:c="3"/>pygame.init() <text:s/># Initialize all Pygame modules<text:line-break/> <text:s text:c="3"/>screen = pygame.display.set_mode((SCREEN_WIDTH, SCREEN_HEIGHT)) <text:s/># Create the game window<text:line-break/> <text:s text:c="3"/>pygame.display.set_caption("RPG Game") <text:s/># Set the window title<text:line-break/> <text:s text:c="3"/>clock = pygame.time.Clock() <text:s/># Create a clock object to control the frame rate<text:line-break/><text:line-break/> <text:s text:c="3"/>game = Game(screen) <text:s/># Create an instance of the Game class<text:line-break/><text:line-break/> <text:s text:c="3"/>running = True <text:s/># Boolean variable to keep the game loop running<text:line-break/> <text:s text:c="3"/>while running:<text:line-break/> <text:s text:c="7"/>for event in pygame.event.get(): <text:s/># Get all events from the event queue<text:line-break/> <text:s text:c="11"/>if event.type == pygame.QUIT: <text:s/># Check if the close button is pressed<text:line-break/> <text:s text:c="15"/>running = False <text:s/># Exit the game loop<text:line-break/><text:line-break/> <text:s text:c="7"/>game.update() <text:s/># Update game logic<text:line-break/> <text:s text:c="7"/>game.draw() <text:s/># Draw everything on the screen<text:line-break/><text:line-break/> <text:s text:c="7"/>pygame.display.flip() <text:s/># Update the display with everything drawn<text:line-break/> <text:s text:c="7"/>clock.tick(FPS) <text:s/># Ensure the game runs at the specified frames per second<text:line-break/><text:line-break/> <text:s text:c="3"/>pygame.quit() <text:s/># Quit Pygame<text:line-break/> <text:s text:c="3"/>sys.exit() <text:s/># Exit the program<text:line-break/><text:line-break/>if __name__ == "__main__":<text:line-break/> <text:s text:c="3"/>main() <text:s/># Call the main function</text:span><text:line-break/>```<text:line-break/><text:line-break/>### <text:span text:style-name="T1">`</text:span>settings.py`<text:line-break/><text:line-break/>```python<text:line-break/><text:span text:style-name="T1"># Screen settings<text:line-break/>SCREEN_WIDTH = 800 <text:s/># Width of the game window<text:line-break/>SCREEN_HEIGHT = 600 <text:s/># Height of the game window<text:line-break/>FPS = 60 <text:s/># Frames per second<text:line-break/><text:line-break/># Colors (RGB values)<text:line-break/>WHITE = (255, 255, 255)<text:line-break/>BLACK = (0, 0, 0)<text:line-break/>RED = (255, 0, 0)<text:line-break/>BLUE = (0, 0, 255)</text:span><text:line-break/>```<text:line-break/><text:line-break/>### `game.py`<text:line-break/><text:soft-page-break/><text:line-break/>```python<text:line-break/><text:span text:style-name="T1">import pygame<text:line-break/>from player import Player <text:s/># Import the Player class<text:line-break/>from enemy import Enemy <text:s/># Import the Enemy class<text:line-break/>from items import Potion, Sword <text:s/># Import item classes<text:line-break/>from npc import NPC <text:s/># Import the NPC class<text:line-break/>from map import Map <text:s/># Import the Map class<text:line-break/><text:line-break/>class Game:<text:line-break/> <text:s text:c="3"/>def __init__(self, screen):<text:line-break/> <text:s text:c="7"/>self.screen = screen <text:s/># Set the screen object<text:line-break/> <text:s text:c="7"/>self.all_sprites = pygame.sprite.Group() <text:s/># Group for all game sprites<text:line-break/> <text:s text:c="7"/>self.items = pygame.sprite.Group() <text:s/># Group for item sprites<text:line-break/> <text:s text:c="7"/>self.npcs = pygame.sprite.Group() <text:s/># Group for NPC sprites<text:line-break/><text:line-break/> <text:s text:c="7"/>self.map = Map('maps/map1.txt') <text:s/># Load the map from a file<text:line-break/><text:line-break/> <text:s text:c="7"/>self.player = Player() <text:s/># Create a player instance<text:line-break/> <text:s text:c="7"/>self.all_sprites.add(self.player) <text:s/># Add the player to the all_sprites group<text:line-break/><text:line-break/> <text:s text:c="7"/>self.create_enemies() <text:s/># Create enemy instances<text:line-break/> <text:s text:c="7"/>self.create_items() <text:s/># Create item instances<text:line-break/> <text:s text:c="7"/>self.create_npcs() <text:s/># Create NPC instances<text:line-break/><text:line-break/> <text:s text:c="3"/>def create_enemies(self):<text:line-break/> <text:s text:c="7"/>enemy1 = Enemy(100, 100) <text:s/># Create an enemy at position (100, 100)<text:line-break/> <text:s text:c="7"/>enemy2 = Enemy(700, 500) <text:s/># Create an enemy at position (700, 500)<text:line-break/> <text:s text:c="7"/>self.all_sprites.add(enemy1, enemy2) <text:s/># Add enemies to the all_sprites group<text:line-break/><text:line-break/> <text:s text:c="3"/>def create_items(self):<text:line-break/> <text:s text:c="7"/>potion = Potion(200, 150) <text:s/># Create a potion at position (200, 150)<text:line-break/> <text:s text:c="7"/>sword = Sword(300, 300) <text:s/># Create a sword at position (300, 300)<text:line-break/> <text:s text:c="7"/>self.all_sprites.add(potion, sword) <text:s/># Add items to the all_sprites group<text:line-break/> <text:s text:c="7"/>self.items.add(potion, sword) <text:s/># Add items to the items group<text:line-break/><text:line-break/> <text:s text:c="3"/>def create_npcs(self):<text:line-break/> <text:s text:c="7"/>npc = NPC(400, 400, 'assets/images/npcs/npc1.png', "Hello, traveler!") <text:s/># Create an NPC<text:line-break/> <text:s text:c="7"/>self.all_sprites.add(npc) <text:s/># Add the NPC to the all_sprites group<text:line-break/> <text:s text:c="7"/>self.npcs.add(npc) <text:s/># Add the NPC to the npcs group<text:line-break/><text:line-break/> <text:s text:c="3"/>def update(self):<text:line-break/> <text:s text:c="7"/>keys = pygame.key.get_pressed() <text:s/># Get the state of all keyboard keys<text:line-break/> <text:s text:c="7"/>self.all_sprites.update(keys) <text:s/># Update all sprites<text:line-break/><text:line-break/> <text:s text:c="3"/>def draw(self):<text:line-break/> <text:s text:c="7"/>self.screen.fill(BLACK) <text:s/># Fill the screen with black color<text:line-break/> <text:s text:c="7"/>self.map.draw(self.screen) <text:s/># Draw the map<text:line-break/> <text:s text:c="7"/>self.all_sprites.draw(self.screen) <text:s/># Draw all sprites<text:line-break/></text:span><text:soft-page-break/>```<text:line-break/><text:line-break/>### `player.py`<text:line-break/><text:line-break/><text:span text:style-name="T1">```python<text:line-break/>import pygame<text:line-break/><text:line-break/>class Player(pygame.sprite.Sprite):<text:line-break/> <text:s text:c="3"/>def __init__(self):<text:line-break/> <text:s text:c="7"/>super().__init__() <text:s/># Call the parent class (Sprite) constructor<text:line-break/> <text:s text:c="7"/>self.image = pygame.Surface((50, 50)) <text:s/># Create a surface for the player<text:line-break/> <text:s text:c="7"/>self.image.fill((0, 128, 255)) <text:s/># Fill the surface with a color<text:line-break/> <text:s text:c="7"/>self.rect = self.image.get_rect() <text:s/># Get the rectangle of the image<text:line-break/> <text:s text:c="7"/>self.rect.center = (400, 300) <text:s/># Set the initial position of the player<text:line-break/> <text:s text:c="7"/>self.speed = 5 <text:s/># Set the movement speed of the player<text:line-break/><text:line-break/> <text:s text:c="3"/>def update(self, keys):<text:line-break/> <text:s text:c="7"/>if keys[pygame.K_LEFT]: <text:s/># Move left if the left arrow key is pressed<text:line-break/> <text:s text:c="11"/>self.rect.x -= self.speed<text:line-break/> <text:s text:c="7"/>if keys[pygame.K_RIGHT]: <text:s/># Move right if the right arrow key is pressed<text:line-break/> <text:s text:c="11"/>self.rect.x += self.speed<text:line-break/> <text:s text:c="7"/>if keys[pygame.K_UP]: <text:s/># Move up if the up arrow key is pressed<text:line-break/> <text:s text:c="11"/>self.rect.y -= self.speed<text:line-break/> <text:s text:c="7"/>if keys[pygame.K_DOWN]: <text:s/># Move down if the down arrow key is pressed<text:line-break/> <text:s text:c="11"/>self.rect.y += self.speed</text:span><text:line-break/>```<text:line-break/><text:line-break/>### `enemy.py`<text:line-break/><text:line-break/>```<text:span text:style-name="T1">python<text:line-break/>import pygame<text:line-break/><text:line-break/>class Enemy(pygame.sprite.Sprite):<text:line-break/> <text:s text:c="3"/>def __init__(self, x, y):<text:line-break/> <text:s text:c="7"/>super().__init__() <text:s/># Call the parent class (Sprite) constructor<text:line-break/> <text:s text:c="7"/>self.image = pygame.Surface((50, 50)) <text:s/># Create a surface for the enemy<text:line-break/> <text:s text:c="7"/>self.image.fill((255, 0, 0)) <text:s/># Fill the surface with a color<text:line-break/> <text:s text:c="7"/>self.rect = self.image.get_rect() <text:s/># Get the rectangle of the image<text:line-break/> <text:s text:c="7"/>self.rect.center = (x, y) <text:s/># Set the initial position of the enemy</text:span><text:line-break/>```<text:line-break/><text:line-break/>### `items.py`<text:line-break/><text:line-break/>```python<text:line-break/><text:span text:style-name="T1">import pygame<text:line-break/><text:line-break/>class Item(pygame.sprite.Sprite):<text:line-break/> <text:s text:c="3"/>def __init__(self, x, y, image_path):<text:line-break/> <text:s text:c="7"/>super().__init__() <text:s/># Call the parent class (Sprite) constructor<text:line-break/></text:span><text:soft-page-break/><text:span text:style-name="T1"> <text:s text:c="7"/>self.image = pygame.image.load(image_path).convert_alpha() <text:s/># Load the image<text:line-break/> <text:s text:c="7"/>self.rect = self.image.get_rect() <text:s/># Get the rectangle of the image<text:line-break/> <text:s text:c="7"/>self.rect.topleft = (x, y) <text:s/># Set the initial position of the item<text:line-break/><text:line-break/>class Potion(Item):<text:line-break/> <text:s text:c="3"/>def __init__(self, x, y):<text:line-break/> <text:s text:c="7"/>super().__init__(x, y, 'assets/images/items/potion.png') <text:s/># Initialize with potion image<text:line-break/><text:line-break/>class Sword(Item):<text:line-break/> <text:s text:c="3"/>def __init__(self, x, y):<text:line-break/> <text:s text:c="7"/>super().__init__(x, y, 'assets/images/items/sword.png') <text:s/># Initialize with sword image</text:span><text:line-break/>```<text:line-break/><text:line-break/>### `npc.py`<text:line-break/><text:line-break/>```python<text:line-break/><text:span text:style-name="T1">import pygame<text:line-break/><text:line-break/>class NPC(pygame.sprite.Sprite):<text:line-break/> <text:s text:c="3"/>def __init__(self, x, y, image_path, dialogue):<text:line-break/> <text:s text:c="7"/>super().__init__() <text:s/># Call the parent class (Sprite) constructor<text:line-break/> <text:s text:c="7"/>self.image = pygame.image.load(image_path).convert_alpha() <text:s/># Load the image<text:line-break/> <text:s text:c="7"/>self.rect = self.image.get_rect() <text:s/># Get the rectangle of the image<text:line-break/> <text:s text:c="7"/>self.rect.topleft = (x, y) <text:s/># Set the initial position of the NPC<text:line-break/> <text:s text:c="7"/>self.dialogue = dialogue <text:s/># Set the dialogue for the NPC<text:line-break/><text:line-break/> <text:s text:c="3"/>def interact(self):<text:line-break/> <text:s text:c="7"/>print(self.dialogue) <text:s/># Print the dialogue when interacting</text:span><text:line-break/>```<text:line-break/><text:line-break/>### `map.py`<text:line-break/><text:line-break/>```python<text:line-break/><text:span text:style-name="T1">import pygame<text:line-break/><text:line-break/>class Map:<text:line-break/> <text:s text:c="3"/>def __init__(self, map_file):<text:line-break/> <text:s text:c="7"/>self.map_data = self.load_map(map_file) <text:s/># Load the map data from a file<text:line-break/><text:line-break/> <text:s text:c="3"/>def load_map(self, map_file):<text:line-break/> <text:s text:c="7"/>with open(map_file, 'r') as f: <text:s/># Open the map file<text:line-break/> <text:s text:c="11"/>return [line.strip() for line in f] <text:s/># Read each line and strip newline characters<text:line-break/><text:line-break/> <text:s text:c="3"/>def draw(self, screen):<text:line-break/> <text:s text:c="7"/>for y, row in enumerate(self.map_data): <text:s/># Loop through each row in the map data<text:line-break/> <text:s text:c="11"/>for x, tile in enumerate(row): <text:s/># Loop through each tile in the row<text:line-break/> <text:s text:c="15"/>if tile == '1': <text:s/># If the tile is a '1', draw a white square<text:line-break/> <text:s text:c="19"/>pygame.draw.rect(screen, (255, 255, 255), (x * 32, y * 32, 32, 32))</text:span><text:line-break/>```<text:line-break/><text:soft-page-break/><text:line-break/>### Sample Map File (`map1.txt`)<text:line-break/><text:line-break/><text:span text:style-name="T1">```<text:line-break/>00000000000000000000000000000000<text:line-break/>01111111111111111111111111111110<text:line-break/>01000000000000000000000000000010<text:line-break/>01000000000000000000000000000010<text:line-break/>01000000000000000000000000000010<text:line-break/>01111111111111111111111111111110<text:line-break/>00000000000000000000000000000000<text:line-break/>```</text:span><text:line-break/><text:line-break/>This commented code should provide a clear understanding of what each part does. You can further expand these files and classes with additional functionality, interactions, and game mechanics as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15:40:35.546000000</meta:creation-date>
    <dc:date>2024-05-20T15:58:57.056000000</dc:date>
    <meta:editing-duration>PT7M51S</meta:editing-duration>
    <meta:editing-cycles>1</meta:editing-cycles>
    <meta:document-statistic meta:table-count="0" meta:image-count="0" meta:object-count="0" meta:page-count="10" meta:paragraph-count="3" meta:word-count="1803" meta:character-count="13677" meta:non-whitespace-character-count="10402"/>
    <meta:generator>LibreOffice/24.2.2.2$Windows_X86_64 LibreOffice_project/d56cc158d8a96260b836f100ef4b4ef25d6f1a01</meta:generator>
  </office:meta>
</office:document-meta>
</file>